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949cm" fo:min-width="4.395cm"/>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ffff00" draw:textarea-horizontal-align="justify" draw:textarea-vertical-align="middle" draw:auto-grow-height="false" fo:min-height="0.388cm" fo:min-width="0.138cm"/>
    </style:style>
    <style:style style:name="gr4" style:family="graphic" style:parent-style-name="standard">
      <style:graphic-properties draw:stroke="none" svg:stroke-color="#000000" draw:fill="none" draw:fill-color="#ffffff" draw:textarea-horizontal-align="left" draw:auto-grow-height="true" draw:auto-grow-width="true" fo:min-height="0.475cm" fo:min-width="2.885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2.17cm"/>
    </style:style>
    <style:style style:name="gr6" style:family="graphic" style:parent-style-name="standard">
      <style:graphic-properties draw:fill-color="#009900" draw:textarea-horizontal-align="justify" draw:textarea-vertical-align="middle" draw:auto-grow-height="false" fo:min-height="0.388cm" fo:min-width="0.138cm"/>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fill-color="#ffff00" draw:textarea-horizontal-align="justify" draw:textarea-vertical-align="middle" draw:auto-grow-height="false" fo:min-height="0.65cm" fo:min-width="0.4cm"/>
    </style:style>
    <style:style style:name="gr9" style:family="graphic" style:parent-style-name="objectwithoutfill">
      <style:graphic-properties svg:stroke-width="0.106cm" svg:stroke-color="#009900" draw:marker-start-width="0.359cm" draw:marker-end-width="0.359cm" draw:fill="none" draw:textarea-vertical-align="middle" fo:padding-top="0.178cm" fo:padding-bottom="0.178cm" fo:padding-left="0.303cm" fo:padding-right="0.303cm"/>
    </style:style>
    <style:style style:name="gr10" style:family="graphic" style:parent-style-name="standard">
      <style:graphic-properties draw:stroke="none" svg:stroke-color="#000000" draw:fill="none" draw:fill-color="#ffffff" draw:textarea-horizontal-align="left" draw:auto-grow-height="true" draw:auto-grow-width="false" fo:min-height="0.65cm" fo:min-width="0cm"/>
    </style:style>
    <style:style style:name="P1" style:family="paragraph">
      <loext:graphic-properties draw:fill="none" draw:fill-color="#ffffff"/>
      <style:text-properties fo:font-size="12pt" style:font-size-asian="12pt" style:font-size-complex="12pt"/>
    </style:style>
    <style:style style:name="P2" style:family="paragraph">
      <loext:graphic-properties draw:fill="none"/>
      <style:paragraph-properties fo:text-align="center"/>
    </style:style>
    <style:style style:name="P3" style:family="paragraph">
      <loext:graphic-properties draw:fill-color="#ffff00"/>
      <style:paragraph-properties fo:text-align="center"/>
    </style:style>
    <style:style style:name="P4" style:family="paragraph">
      <loext:graphic-properties draw:fill-color="#009900"/>
      <style:paragraph-properties fo:text-align="center"/>
    </style:style>
    <style:style style:name="P5" style:family="paragraph">
      <style:paragraph-properties fo:text-align="center"/>
    </style:style>
    <style:style style:name="P6" style:family="paragraph">
      <loext:graphic-properties draw:fill="none" draw:fill-color="#ffffff"/>
      <style:text-properties fo:font-size="14pt" style:font-size-asian="14pt" style:font-size-complex="14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draw:frame draw:style-name="gr1" draw:text-style-name="P1" draw:layer="layout" svg:width="4.895cm" svg:height="1.199cm" svg:x="2.605cm" svg:y="7.6cm">
          <draw:text-box>
            <text:p><text:span text:style-name="T1">start robot</text:span><text:span text:style-name="T2"> =</text:span></text:p>
            <text:p><text:span text:style-name="T2">$lowest_value</text:span></text:p>
          </draw:text-box>
        </draw:frame>
        <draw:line draw:style-name="gr2" draw:text-style-name="P2" draw:layer="layout" svg:x1="3.525cm" svg:y1="9.136cm" svg:x2="15.725cm" svg:y2="9.136cm">
          <text:p/>
        </draw:line>
        <draw:custom-shape draw:style-name="gr3" draw:text-style-name="P3" draw:layer="layout" svg:width="0.9cm" svg:height="0.9cm" svg:x="12.425cm" svg:y="11.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9cm" svg:height="0.9cm" svg:x="15.125cm" svg:y="1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11.125cm" svg:y1="13.899cm" svg:x2="20.925cm" svg:y2="13.899cm">
          <text:p/>
        </draw:line>
        <draw:frame draw:style-name="gr4" draw:text-style-name="P1" draw:layer="layout" svg:width="3.385cm" svg:height="0.725cm" svg:x="11.34cm" svg:y="13.874cm">
          <draw:text-box>
            <text:p><text:span text:style-name="T2">$lowest_value</text:span></text:p>
          </draw:text-box>
        </draw:frame>
        <draw:frame draw:style-name="gr5" draw:text-style-name="P1" draw:layer="layout" svg:width="2.67cm" svg:height="0.725cm" svg:x="19.73cm" svg:y="12.3cm">
          <draw:text-box>
            <text:p><text:span text:style-name="T2">$takeoff</text:span></text:p>
          </draw:text-box>
        </draw:frame>
        <draw:line draw:style-name="gr2" draw:text-style-name="P2" draw:layer="layout" svg:x1="16.425cm" svg:y1="11.299cm" svg:x2="25.725cm" svg:y2="11.299cm">
          <text:p/>
        </draw:line>
        <draw:custom-shape draw:style-name="gr6" draw:text-style-name="P4" draw:layer="layout" svg:width="0.9cm" svg:height="0.9cm" svg:x="17.225cm" svg:y="10.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19.625cm" svg:y1="11.299cm" svg:x2="19.625cm" svg:y2="13.899cm">
          <text:p/>
        </draw:line>
        <draw:custom-shape draw:style-name="gr8" draw:text-style-name="P3" draw:layer="layout" svg:width="0.9cm" svg:height="0.9cm" svg:x="5.725cm" svg:y="8.6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67cm" svg:height="0.725cm" svg:x="15.1cm" svg:y="7.575cm">
          <draw:text-box>
            <text:p><text:span text:style-name="T2">$takeoff</text:span></text:p>
          </draw:text-box>
        </draw:frame>
        <draw:line draw:style-name="gr2" draw:text-style-name="P2" draw:layer="layout" svg:x1="11.8cm" svg:y1="6.6cm" svg:x2="21.1cm" svg:y2="6.6cm">
          <text:p/>
        </draw:line>
        <draw:custom-shape draw:style-name="gr6" draw:text-style-name="P4" draw:layer="layout" svg:width="0.9cm" svg:height="0.9cm" svg:x="12.6cm" svg:y="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5" draw:layer="layout" svg:x1="15cm" svg:y1="6.6cm" svg:x2="15cm" svg:y2="9.2cm">
          <text:p/>
        </draw:line>
        <draw:line draw:style-name="gr2" draw:text-style-name="P2" draw:layer="layout" svg:x1="8cm" svg:y1="11.925cm" svg:x2="13.6cm" svg:y2="11.925cm">
          <text:p/>
        </draw:line>
        <draw:frame draw:style-name="gr4" draw:text-style-name="P1" draw:layer="layout" svg:width="3.385cm" svg:height="0.725cm" svg:x="8.215cm" svg:y="11.9cm">
          <draw:text-box>
            <text:p><text:span text:style-name="T2">$lowest_value</text:span></text:p>
          </draw:text-box>
        </draw:frame>
        <draw:path draw:style-name="gr2" draw:text-style-name="P2" draw:layer="layout" svg:width="6.267cm" svg:height="4.019cm" draw:transform="rotate (-0.203679923707739) translate (6.99415205017377cm 5.22705748457219cm)" svg:viewBox="0 0 6268 4020" svg:d="M0 4020c289-48 692 17 814-340 98-285 354-495 648-551 329-63 692-119 922-411 184-235 454-399 733-496 281-97 544-223 814-339 389-167 377-703 730-864 288-131 476-333 776-405 313-76 340-524 704-514l127-100">
          <text:p/>
        </draw:path>
        <draw:path draw:style-name="gr2" draw:text-style-name="P2" draw:layer="layout" svg:width="11.119cm" svg:height="6.162cm" draw:transform="rotate (0.125140107367993) translate (6.15829416177976cm 8.97445408010778cm)" svg:viewBox="0 0 11120 6163" svg:d="M0 174c273-95 374 262 609 304 252 46 385 302 671 275 287-27 600-55 816-278 163-169 367-352 617-360 227-7 466 126 686-9 181-111 425-153 633-35 455 260 118 650 365 1037 126 197 20 439 140 703 132 291 268 523 438 760 176 244 497 340 733 530 186 150 151 578 421 586 273 9 344 274 631 137 247-117 463-284 634-492 173-211 478-165 651-33 196 151 138 440 201 674 70 256 342 471 227 771-81 212 82 367 95 603 15 247 45 450 239 677 228 268 489 82 687-8 211-97 370-316 432-556 55-217 232-368 354-546 136-200 188-444 256-672 74-249 369-254 560-368l24-188">
          <text:p/>
        </draw:path>
        <draw:path draw:style-name="gr9" draw:text-style-name="P2" draw:layer="layout" svg:width="2.857cm" svg:height="0.241cm" draw:transform="rotate (0.561646953291775) translate (13.097cm 6.501cm)" svg:viewBox="0 0 2858 242" svg:d="M0 0c207 57 390 119 627 104 330-22 443 129 741 64 230-50 479-23 709 45 287 85 517-49 781 0">
          <text:p/>
        </draw:path>
        <draw:path draw:style-name="gr9" draw:text-style-name="P2" draw:layer="layout" svg:width="1.76cm" svg:height="1.355cm" draw:transform="rotate (1.5707963267949) translate (17.655cm 11.238cm)" svg:viewBox="0 0 1761 1356" svg:d="M0 0c68 1 147 23 178 91 34 75 94 21 154 67 68 53 111 119 164 178 57 63 118 124 192 169 67 40 137 80 198 130 65 53 95 139 168 182 66 39 146 47 202 111 46 53 105 96 163 135 82 55 182 84 255 154l44 72 29 53 14 14">
          <text:p/>
        </draw:path>
        <draw:frame draw:style-name="gr10" draw:text-style-name="P6" draw:layer="layout" svg:width="1.2cm" svg:height="0.9cm" svg:x="12.5cm" svg:y="5.4cm">
          <draw:text-box>
            <text:p><text:span text:style-name="T3">buy</text:span></text:p>
          </draw:text-box>
        </draw:frame>
        <draw:frame draw:style-name="gr10" draw:text-style-name="P6" draw:layer="layout" svg:width="1.2cm" svg:height="0.9cm" svg:x="16.9cm" svg:y="10cm">
          <draw:text-box>
            <text:p><text:span text:style-name="T3">bu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a"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6:33:24.855779476</meta:creation-date>
    <dc:date>2018-06-04T17:00:52.863201117</dc:date>
    <meta:editing-duration>PT3H19M46S</meta:editing-duration>
    <meta:editing-cycles>6</meta:editing-cycles>
    <meta:generator>LibreOffice/5.1.6.2$Linux_X86_64 LibreOffice_project/10m0$Build-2</meta:generator>
    <meta:document-statistic meta:object-count="23"/>
  </office:meta>
</office:document-meta>
</file>